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736in" text:min-label-width="0in" text:list-level-position-and-space-mode="label-alignment">
          <style:list-level-label-alignment text:label-followed-by="listtab" fo:margin-left="1.0736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736in" text:min-label-width="0in" text:list-level-position-and-space-mode="label-alignment">
          <style:list-level-label-alignment text:label-followed-by="listtab" fo:margin-left="1.5736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736in" text:min-label-width="0in" text:list-level-position-and-space-mode="label-alignment">
          <style:list-level-label-alignment text:label-followed-by="listtab" fo:margin-left="2.073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736in" text:min-label-width="0in" text:list-level-position-and-space-mode="label-alignment">
          <style:list-level-label-alignment text:label-followed-by="listtab" fo:margin-left="2.5736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736in" text:min-label-width="0in" text:list-level-position-and-space-mode="label-alignment">
          <style:list-level-label-alignment text:label-followed-by="listtab" fo:margin-left="3.0736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736in" text:min-label-width="0in" text:list-level-position-and-space-mode="label-alignment">
          <style:list-level-label-alignment text:label-followed-by="listtab" fo:margin-left="3.573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736in" text:min-label-width="0in" text:list-level-position-and-space-mode="label-alignment">
          <style:list-level-label-alignment text:label-followed-by="listtab" fo:margin-left="4.0736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736in" text:min-label-width="0in" text:list-level-position-and-space-mode="label-alignment">
          <style:list-level-label-alignment text:label-followed-by="listtab" fo:margin-left="4.5736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margin-bottom="0.0465in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6pt" style:font-size-asian="16pt"/>
    </style:style>
    <style:style style:name="T5" style:parent-style-name="DefaultParagraphFont" style:family="text">
      <style:text-properties fo:font-weight="bold" style:font-weight-asian="bold" fo:color="#1B1B1B" fo:font-size="16pt" style:font-size-asian="16pt"/>
    </style:style>
    <style:style style:name="T6" style:parent-style-name="DefaultParagraphFont" style:family="text">
      <style:text-properties fo:font-weight="bold" style:font-weight-asian="bold" fo:color="#1B1B1B" fo:font-size="16pt" style:font-size-asian="16pt"/>
    </style:style>
    <style:style style:name="P7" style:parent-style-name="Normal" style:family="paragraph">
      <style:paragraph-properties fo:margin-bottom="0in" fo:line-height="155%"/>
    </style:style>
    <style:style style:name="T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9" style:parent-style-name="DefaultParagraphFont" style:family="text">
      <style:text-properties fo:color="#1B1B1B" fo:font-size="12pt" style:font-size-asian="12pt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1" style:parent-style-name="DefaultParagraphFont" style:family="text">
      <style:text-properties fo:color="#1B1B1B" fo:font-size="12pt" style:font-size-asian="12pt"/>
    </style:style>
    <style:style style:name="T1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3" style:parent-style-name="DefaultParagraphFont" style:family="text">
      <style:text-properties fo:color="#1B1B1B" fo:font-size="12pt" style:font-size-asian="12pt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" style:parent-style-name="DefaultParagraphFont" style:family="text">
      <style:text-properties fo:color="#1B1B1B" fo:font-size="12pt" style:font-size-asian="12pt"/>
    </style:style>
    <style:style style:name="T1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7" style:parent-style-name="DefaultParagraphFont" style:family="text">
      <style:text-properties fo:color="#1B1B1B" fo:font-size="12pt" style:font-size-asian="12pt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19" style:parent-style-name="Normal" style:family="paragraph">
      <style:paragraph-properties fo:margin-bottom="0.1048in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1" style:parent-style-name="Normal" style:family="paragraph">
      <style:paragraph-properties fo:margin-bottom="0.1048in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3" style:parent-style-name="Normal" style:family="paragraph">
      <style:paragraph-properties fo:margin-bottom="0in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olumn26" style:family="table-column">
      <style:table-column-properties style:column-width="2.3597in"/>
    </style:style>
    <style:style style:name="TableColumn27" style:family="table-column">
      <style:table-column-properties style:column-width="2.5597in"/>
    </style:style>
    <style:style style:name="TableColumn28" style:family="table-column">
      <style:table-column-properties style:column-width="1.5736in"/>
    </style:style>
    <style:style style:name="Table25" style:family="table">
      <style:table-properties style:width="6.493in" fo:margin-left="0.0034in" table:align="left"/>
    </style:style>
    <style:style style:name="TableRow29" style:family="table-row">
      <style:table-row-properties style:min-row-height="0.3263in"/>
    </style:style>
    <style:style style:name="TableCell30" style:family="table-cell">
      <style:table-cell-properties fo:border-top="0.0069in solid #B4C6E7" fo:border-left="0.0069in solid #B4C6E7" fo:border-bottom="0.0208in solid #8EAADA" fo:border-right="0.0069in solid #B4C6E7" style:writing-mode="lr-tb" style:vertical-align="bottom" fo:padding-top="0.0069in" fo:padding-left="0.0736in" fo:padding-bottom="0.002in" fo:padding-right="0.0388in"/>
    </style:style>
    <style:style style:name="P31" style:parent-style-name="Normal" style:family="paragraph">
      <style:paragraph-properties fo:margin-bottom="0in" fo:margin-left="0.0034in">
        <style:tab-stops/>
      </style:paragraph-properties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33" style:family="table-cell">
      <style:table-cell-properties fo:border-top="0.0069in solid #B4C6E7" fo:border-left="0.0069in solid #B4C6E7" fo:border-bottom="0.0208in solid #8EAADA" fo:border-right="0.0069in solid #B4C6E7" style:writing-mode="lr-tb" style:vertical-align="bottom" fo:padding-top="0.0069in" fo:padding-left="0.0736in" fo:padding-bottom="0.002in" fo:padding-right="0.0388in"/>
    </style:style>
    <style:style style:name="P34" style:parent-style-name="Normal" style:family="paragraph">
      <style:paragraph-properties fo:margin-bottom="0in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36" style:family="table-cell">
      <style:table-cell-properties fo:border-top="0.0069in solid #B4C6E7" fo:border-left="0.0069in solid #B4C6E7" fo:border-bottom="0.0208in solid #8EAADA" fo:border-right="0.0069in solid #B4C6E7" style:writing-mode="lr-tb" style:vertical-align="bottom" fo:padding-top="0.0069in" fo:padding-left="0.0736in" fo:padding-bottom="0.002in" fo:padding-right="0.0388in"/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Row39" style:family="table-row">
      <style:table-row-properties style:min-row-height="0.3263in"/>
    </style:style>
    <style:style style:name="TableCell40" style:family="table-cell">
      <style:table-cell-properties fo:border-top="0.0208in solid #8EAADA" fo:border-left="0.0069in solid #B4C6E7" fo:border-bottom="0.0069in solid #B4C6E7" fo:border-right="none" style:writing-mode="lr-tb" style:vertical-align="bottom" fo:padding-top="0.0069in" fo:padding-left="0.0736in" fo:padding-bottom="0.002in" fo:padding-right="0.0388in"/>
    </style:style>
    <style:style style:name="P41" style:parent-style-name="Normal" style:family="paragraph">
      <style:paragraph-properties fo:margin-bottom="0in" fo:margin-left="0.0034in">
        <style:tab-stops/>
      </style:paragraph-properties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44" style:family="table-cell">
      <style:table-cell-properties fo:border-top="0.0208in solid #8EAADA" fo:border-left="none" fo:border-bottom="0.0069in solid #B4C6E7" fo:border-right="none" style:writing-mode="lr-tb" fo:padding-top="0.0069in" fo:padding-left="0.0736in" fo:padding-bottom="0.002in" fo:padding-right="0.0388in"/>
    </style:style>
    <style:style style:name="TableCell45" style:family="table-cell">
      <style:table-cell-properties fo:border-top="0.0208in solid #8EAADA" fo:border-left="none" fo:border-bottom="0.0069in solid #B4C6E7" fo:border-right="0.0069in solid #B4C6E7" style:writing-mode="lr-tb" fo:padding-top="0.0069in" fo:padding-left="0.0736in" fo:padding-bottom="0.002in" fo:padding-right="0.0388in"/>
    </style:style>
    <style:style style:name="TableRow46" style:family="table-row">
      <style:table-row-properties style:min-row-height="0.6763in"/>
    </style:style>
    <style:style style:name="TableCell47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48" style:parent-style-name="Normal" style:family="paragraph">
      <style:paragraph-properties fo:margin-bottom="0in" fo:margin-left="0.0034in">
        <style:tab-stops/>
      </style:paragraph-properties>
    </style:style>
    <style:style style:name="T4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50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51" style:parent-style-name="Normal" style:family="paragraph">
      <style:paragraph-properties fo:margin-bottom="0.0034in" fo:line-height="98%"/>
      <style:text-properties style:font-name="Arial" style:font-name-asian="Arial" style:font-name-complex="Arial" fo:color="#0F1111" fo:font-size="10.5pt" style:font-size-asian="10.5pt"/>
    </style:style>
    <style:style style:name="P52" style:parent-style-name="Normal" style:family="paragraph">
      <style:paragraph-properties fo:margin-bottom="0.0034in" fo:line-height="98%"/>
    </style:style>
    <style:style style:name="T53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T54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T55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P56" style:parent-style-name="Normal" style:family="paragraph">
      <style:paragraph-properties fo:margin-bottom="0in"/>
    </style:style>
    <style:style style:name="T57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58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59" style:parent-style-name="Normal" style:family="paragraph">
      <style:paragraph-properties fo:margin-bottom="0in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61" style:family="table-row">
      <style:table-row-properties style:min-row-height="0.6763in"/>
    </style:style>
    <style:style style:name="TableCell62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63" style:parent-style-name="Normal" style:family="paragraph">
      <style:paragraph-properties fo:margin-bottom="0in" fo:margin-left="0.0034in">
        <style:tab-stops/>
      </style:paragraph-properties>
    </style:style>
    <style:style style:name="T6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65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6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9" style:parent-style-name="Normal" style:family="paragraph">
      <style:paragraph-properties fo:margin-bottom="0in" fo:line-height="100%"/>
      <style:text-properties fo:font-size="9pt" style:font-size-asian="9pt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73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76" style:family="table-row">
      <style:table-row-properties style:min-row-height="0.5097in"/>
    </style:style>
    <style:style style:name="TableCell77" style:family="table-cell">
      <style:table-cell-properties fo:border="0.0069in solid #B4C6E7" style:writing-mode="lr-tb" style:vertical-align="middle" fo:padding-top="0.0069in" fo:padding-left="0.0736in" fo:padding-bottom="0.002in" fo:padding-right="0.0388in"/>
    </style:style>
    <style:style style:name="P78" style:parent-style-name="Normal" style:family="paragraph">
      <style:paragraph-properties fo:margin-bottom="0in" fo:margin-left="0.0034in">
        <style:tab-stops/>
      </style:paragraph-properties>
    </style:style>
    <style:style style:name="T7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81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P84" style:parent-style-name="Normal" style:family="paragraph">
      <style:paragraph-properties fo:margin-bottom="0in"/>
    </style:style>
    <style:style style:name="T85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86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87" style:parent-style-name="Normal" style:family="paragraph">
      <style:paragraph-properties fo:margin-bottom="0in"/>
    </style:style>
    <style:style style:name="T8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89" style:family="table-row">
      <style:table-row-properties style:min-row-height="0.8465in"/>
    </style:style>
    <style:style style:name="TableCell90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91" style:parent-style-name="Normal" style:family="paragraph">
      <style:paragraph-properties fo:margin-bottom="0in" fo:margin-left="0.0034in">
        <style:tab-stops/>
      </style:paragraph-properties>
    </style:style>
    <style:style style:name="T9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93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94" style:parent-style-name="Normal" style:family="paragraph">
      <style:paragraph-properties fo:margin-bottom="0.002in" fo:line-height="99%"/>
    </style:style>
    <style:style style:name="T95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96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97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98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T99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T100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T101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T102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T103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T104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F1111" fo:font-size="10.5pt" style:font-size-asian="10.5pt"/>
    </style:style>
    <style:style style:name="P105" style:parent-style-name="Normal" style:family="paragraph">
      <style:paragraph-properties fo:margin-bottom="0in"/>
    </style:style>
    <style:style style:name="T106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107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08" style:parent-style-name="Normal" style:family="paragraph">
      <style:paragraph-properties fo:margin-bottom="0in"/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110" style:family="table-row">
      <style:table-row-properties style:min-row-height="0.5097in"/>
    </style:style>
    <style:style style:name="TableCell111" style:family="table-cell">
      <style:table-cell-properties fo:border="0.0069in solid #B4C6E7" style:writing-mode="lr-tb" style:vertical-align="middle" fo:padding-top="0.0069in" fo:padding-left="0.0736in" fo:padding-bottom="0.002in" fo:padding-right="0.0388in"/>
    </style:style>
    <style:style style:name="P112" style:parent-style-name="Normal" style:family="paragraph">
      <style:paragraph-properties fo:margin-bottom="0in" fo:margin-left="0.0034in">
        <style:tab-stops/>
      </style:paragraph-properties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116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17" style:parent-style-name="Normal" style:family="paragraph">
      <style:paragraph-properties fo:margin-bottom="0.0034in" fo:line-height="98%"/>
    </style:style>
    <style:style style:name="T118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119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P120" style:parent-style-name="Normal" style:family="paragraph">
      <style:paragraph-properties fo:margin-bottom="0in"/>
    </style:style>
    <style:style style:name="T121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122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125" style:family="table-row">
      <style:table-row-properties style:min-row-height="0.6763in"/>
    </style:style>
    <style:style style:name="TableCell126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27" style:parent-style-name="Normal" style:family="paragraph">
      <style:paragraph-properties fo:margin-bottom="0in" fo:margin-left="0.0034in">
        <style:tab-stops/>
      </style:paragraph-properties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29" style:parent-style-name="DefaultParagraphFont" style:family="text">
      <style:text-properties style:font-name="Arial" style:font-name-asian="Arial" style:font-name-complex="Arial" fo:font-weight="bold" style:font-weight-asian="bold" fo:color="#0F1111" fo:font-size="10.5pt" style:font-size-asian="10.5pt"/>
    </style:style>
    <style:style style:name="TableCell130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31" style:parent-style-name="Normal" style:family="paragraph">
      <style:paragraph-properties fo:margin-bottom="0in" fo:line-height="100%"/>
      <style:text-properties style:font-name="Arial" style:font-name-asian="Arial" style:font-name-complex="Arial" fo:color="#0F1111" fo:font-size="10.5pt" style:font-size-asian="10.5pt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134" style:parent-style-name="Normal" style:family="paragraph">
      <style:paragraph-properties fo:margin-bottom="0in"/>
    </style:style>
    <style:style style:name="T135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136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37" style:parent-style-name="Normal" style:family="paragraph">
      <style:paragraph-properties fo:margin-bottom="0in"/>
    </style:style>
    <style:style style:name="T13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139" style:family="table-row">
      <style:table-row-properties style:min-row-height="0.6763in"/>
    </style:style>
    <style:style style:name="TableCell140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41" style:parent-style-name="Normal" style:family="paragraph">
      <style:paragraph-properties fo:margin-bottom="0in"/>
    </style:style>
    <style:style style:name="T1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B1B1B" fo:font-size="12pt" style:font-size-asian="12pt"/>
    </style:style>
    <style:style style:name="T14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4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4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B1B1B" fo:font-size="12pt" style:font-size-asian="12pt"/>
    </style:style>
    <style:style style:name="T1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B1B1B" fo:font-size="12pt" style:font-size-asian="12pt"/>
    </style:style>
    <style:style style:name="T14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B1B1B" fo:font-size="12pt" style:font-size-asian="12pt"/>
    </style:style>
    <style:style style:name="T1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B1B1B" fo:font-size="12pt" style:font-size-asian="12pt"/>
    </style:style>
    <style:style style:name="T15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6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6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B1B1B" fo:font-size="12pt" style:font-size-asian="12pt"/>
    </style:style>
    <style:style style:name="T16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B1B1B" fo:font-size="12pt" style:font-size-asian="12pt"/>
    </style:style>
    <style:style style:name="T16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B1B1B" fo:font-size="12pt" style:font-size-asian="12pt"/>
    </style:style>
    <style:style style:name="T16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7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171" style:family="table-row">
      <style:table-row-properties style:min-row-height="0.3201in"/>
    </style:style>
    <style:style style:name="TableCell172" style:family="table-cell">
      <style:table-cell-properties fo:border-top="0.0069in solid #B4C6E7" fo:border-left="0.0069in solid #B4C6E7" fo:border-bottom="0.0069in solid #B4C6E7" fo:border-right="none" style:writing-mode="lr-tb" style:vertical-align="bottom" fo:padding-top="0.0069in" fo:padding-left="0.0736in" fo:padding-bottom="0.002in" fo:padding-right="0.0388in"/>
    </style:style>
    <style:style style:name="P173" style:parent-style-name="Normal" style:family="paragraph">
      <style:paragraph-properties fo:margin-bottom="0in" fo:margin-left="0.0034in">
        <style:tab-stops/>
      </style:paragraph-properties>
    </style:style>
    <style:style style:name="T17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175" style:family="table-cell">
      <style:table-cell-properties fo:border-top="0.0069in solid #B4C6E7" fo:border-left="none" fo:border-bottom="0.0069in solid #B4C6E7" fo:border-right="none" style:writing-mode="lr-tb" fo:padding-top="0.0069in" fo:padding-left="0.0736in" fo:padding-bottom="0.002in" fo:padding-right="0.0388in"/>
    </style:style>
    <style:style style:name="TableCell176" style:family="table-cell">
      <style:table-cell-properties fo:border-top="0.0069in solid #B4C6E7" fo:border-left="none" fo:border-bottom="0.0069in solid #B4C6E7" fo:border-right="0.0069in solid #B4C6E7" style:writing-mode="lr-tb" fo:padding-top="0.0069in" fo:padding-left="0.0736in" fo:padding-bottom="0.002in" fo:padding-right="0.0388in"/>
    </style:style>
    <style:style style:name="TableRow177" style:family="table-row">
      <style:table-row-properties style:min-row-height="0.5097in"/>
    </style:style>
    <style:style style:name="TableCell178" style:family="table-cell">
      <style:table-cell-properties fo:border="0.0069in solid #B4C6E7" style:writing-mode="lr-tb" style:vertical-align="middle" fo:padding-top="0.0069in" fo:padding-left="0.0736in" fo:padding-bottom="0.002in" fo:padding-right="0.0388in"/>
    </style:style>
    <style:style style:name="P179" style:parent-style-name="Normal" style:family="paragraph">
      <style:paragraph-properties fo:margin-bottom="0in" fo:margin-left="0.0034in">
        <style:tab-stops/>
      </style:paragraph-properties>
    </style:style>
    <style:style style:name="T18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8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182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83" style:parent-style-name="Normal" style:family="paragraph">
      <style:paragraph-properties fo:margin-bottom="0.0034in" fo:line-height="98%"/>
    </style:style>
    <style:style style:name="T184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P185" style:parent-style-name="Normal" style:family="paragraph">
      <style:paragraph-properties fo:margin-bottom="0in"/>
    </style:style>
    <style:style style:name="T186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187" style:family="table-cell">
      <style:table-cell-properties fo:border="0.0069in solid #B4C6E7" style:writing-mode="lr-tb" style:vertical-align="middle" fo:padding-top="0.0069in" fo:padding-left="0.0736in" fo:padding-bottom="0.002in" fo:padding-right="0.0388in"/>
    </style:style>
    <style:style style:name="P188" style:parent-style-name="Normal" style:family="paragraph">
      <style:paragraph-properties fo:margin-bottom="0in"/>
    </style:style>
    <style:style style:name="T18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190" style:family="table-row">
      <style:table-row-properties style:min-row-height="0.5097in"/>
    </style:style>
    <style:style style:name="TableCell191" style:family="table-cell">
      <style:table-cell-properties fo:border="0.0069in solid #B4C6E7" style:writing-mode="lr-tb" style:vertical-align="middle" fo:padding-top="0.0069in" fo:padding-left="0.0736in" fo:padding-bottom="0.002in" fo:padding-right="0.0388in"/>
    </style:style>
    <style:style style:name="P192" style:parent-style-name="Normal" style:family="paragraph">
      <style:paragraph-properties fo:margin-bottom="0in" fo:margin-left="0.0034in">
        <style:tab-stops/>
      </style:paragraph-properties>
    </style:style>
    <style:style style:name="T19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19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195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196" style:parent-style-name="Normal" style:family="paragraph">
      <style:paragraph-properties fo:margin-bottom="0.0034in" fo:line-height="98%"/>
    </style:style>
    <style:style style:name="T197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P198" style:parent-style-name="Normal" style:family="paragraph">
      <style:paragraph-properties fo:margin-bottom="0in"/>
    </style:style>
    <style:style style:name="T199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200" style:family="table-cell">
      <style:table-cell-properties fo:border="0.0069in solid #B4C6E7" style:writing-mode="lr-tb" style:vertical-align="middle" fo:padding-top="0.0069in" fo:padding-left="0.0736in" fo:padding-bottom="0.002in" fo:padding-right="0.0388in"/>
    </style:style>
    <style:style style:name="P201" style:parent-style-name="Normal" style:family="paragraph">
      <style:paragraph-properties fo:margin-bottom="0in"/>
    </style:style>
    <style:style style:name="T20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203" style:family="table-row">
      <style:table-row-properties style:min-row-height="0.5097in"/>
    </style:style>
    <style:style style:name="TableCell204" style:family="table-cell">
      <style:table-cell-properties fo:border="0.0069in solid #B4C6E7" style:writing-mode="lr-tb" style:vertical-align="middle" fo:padding-top="0.0069in" fo:padding-left="0.0736in" fo:padding-bottom="0.002in" fo:padding-right="0.0388in"/>
    </style:style>
    <style:style style:name="P205" style:parent-style-name="Normal" style:family="paragraph">
      <style:paragraph-properties fo:margin-bottom="0in" fo:margin-left="0.0034in">
        <style:tab-stops/>
      </style:paragraph-properties>
    </style:style>
    <style:style style:name="T20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07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08" style:parent-style-name="Normal" style:family="paragraph">
      <style:paragraph-properties fo:margin-bottom="0in"/>
    </style:style>
    <style:style style:name="T209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210" style:parent-style-name="DefaultParagraphFont" style:family="text">
      <style:text-properties style:font-name="Arial" style:font-name-asian="Arial" style:font-name-complex="Arial" fo:color="#0F1111" fo:font-size="10.5pt" style:font-size-asian="10.5pt"/>
    </style:style>
    <style:style style:name="TableCell211" style:family="table-cell">
      <style:table-cell-properties fo:border="0.0069in solid #B4C6E7" style:writing-mode="lr-tb" style:vertical-align="middle" fo:padding-top="0.0069in" fo:padding-left="0.0736in" fo:padding-bottom="0.002in" fo:padding-right="0.0388in"/>
    </style:style>
    <style:style style:name="P212" style:parent-style-name="Normal" style:family="paragraph">
      <style:paragraph-properties fo:margin-bottom="0in"/>
    </style:style>
    <style:style style:name="T21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214" style:family="table-row">
      <style:table-row-properties style:min-row-height="0.3201in"/>
    </style:style>
    <style:style style:name="TableCell215" style:family="table-cell">
      <style:table-cell-properties fo:border="0.0069in solid #B4C6E7" style:writing-mode="lr-tb" style:vertical-align="bottom" fo:padding-top="0.0069in" fo:padding-left="0.0736in" fo:padding-bottom="0.002in" fo:padding-right="0.0388in"/>
    </style:style>
    <style:style style:name="P216" style:parent-style-name="Normal" style:family="paragraph">
      <style:paragraph-properties fo:margin-bottom="0in" fo:margin-left="0.0034in">
        <style:tab-stops/>
      </style:paragraph-properties>
    </style:style>
    <style:style style:name="T21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Row218" style:family="table-row">
      <style:table-row-properties style:min-row-height="1.2569in"/>
    </style:style>
    <style:style style:name="TableCell219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20" style:parent-style-name="Normal" style:family="paragraph">
      <style:paragraph-properties fo:margin-bottom="0in" fo:margin-left="0.0034in">
        <style:tab-stops/>
      </style:paragraph-properties>
    </style:style>
    <style:style style:name="T22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22" style:family="table-cell">
      <style:table-cell-properties fo:border="0.0069in solid #B4C6E7" style:writing-mode="lr-tb" style:vertical-align="bottom" fo:padding-top="0.0069in" fo:padding-left="0.0736in" fo:padding-bottom="0.002in" fo:padding-right="0.0388in"/>
    </style:style>
    <style:style style:name="P223" style:parent-style-name="Normal" style:family="paragraph">
      <style:paragraph-properties fo:margin-bottom="0.0013in" fo:line-height="161%"/>
    </style:style>
    <style:style style:name="T22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25" style:parent-style-name="Normal" style:family="paragraph">
      <style:paragraph-properties fo:margin-bottom="0in"/>
    </style:style>
    <style:style style:name="T22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27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28" style:parent-style-name="Normal" style:family="paragraph">
      <style:paragraph-properties fo:margin-bottom="0in"/>
    </style:style>
    <style:style style:name="T22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230" style:family="table-row">
      <style:table-row-properties style:min-row-height="0.943in"/>
    </style:style>
    <style:style style:name="TableCell231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32" style:parent-style-name="Normal" style:family="paragraph">
      <style:paragraph-properties fo:margin-bottom="0.1048in" fo:margin-left="0.0034in">
        <style:tab-stops/>
      </style:paragraph-properties>
    </style:style>
    <style:style style:name="T23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34" style:parent-style-name="Normal" style:family="paragraph">
      <style:paragraph-properties fo:margin-bottom="0in" fo:margin-left="0.0034in">
        <style:tab-stops/>
      </style:paragraph-properties>
    </style:style>
    <style:style style:name="T23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36" style:family="table-cell">
      <style:table-cell-properties fo:border="0.0069in solid #B4C6E7" style:writing-mode="lr-tb" style:vertical-align="bottom" fo:padding-top="0.0069in" fo:padding-left="0.0736in" fo:padding-bottom="0.002in" fo:padding-right="0.0388in"/>
    </style:style>
    <style:style style:name="P237" style:parent-style-name="Normal" style:family="paragraph">
      <style:paragraph-properties fo:margin-bottom="0in" fo:line-height="162%"/>
    </style:style>
    <style:style style:name="T23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39" style:parent-style-name="Normal" style:family="paragraph">
      <style:paragraph-properties fo:margin-bottom="0in"/>
    </style:style>
    <style:style style:name="T24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41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42" style:parent-style-name="Normal" style:family="paragraph">
      <style:paragraph-properties fo:margin-bottom="0in"/>
    </style:style>
    <style:style style:name="T24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244" style:family="table-row">
      <style:table-row-properties style:min-row-height="0.9465in"/>
    </style:style>
    <style:style style:name="TableCell245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46" style:parent-style-name="Normal" style:family="paragraph">
      <style:paragraph-properties fo:margin-bottom="0.1048in" fo:margin-left="0.0034in">
        <style:tab-stops/>
      </style:paragraph-properties>
    </style:style>
    <style:style style:name="T24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48" style:parent-style-name="Normal" style:family="paragraph">
      <style:paragraph-properties fo:margin-bottom="0in" fo:margin-left="0.0034in">
        <style:tab-stops/>
      </style:paragraph-properties>
    </style:style>
    <style:style style:name="T24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50" style:family="table-cell">
      <style:table-cell-properties fo:border="0.0069in solid #B4C6E7" style:writing-mode="lr-tb" style:vertical-align="bottom" fo:padding-top="0.0069in" fo:padding-left="0.0736in" fo:padding-bottom="0.002in" fo:padding-right="0.0388in"/>
    </style:style>
    <style:style style:name="P251" style:parent-style-name="Normal" style:family="paragraph">
      <style:paragraph-properties fo:margin-bottom="0in" fo:line-height="162%"/>
    </style:style>
    <style:style style:name="T25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53" style:parent-style-name="Normal" style:family="paragraph">
      <style:paragraph-properties fo:margin-bottom="0in"/>
    </style:style>
    <style:style style:name="T25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55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56" style:parent-style-name="Normal" style:family="paragraph">
      <style:paragraph-properties fo:margin-bottom="0in"/>
    </style:style>
    <style:style style:name="T25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258" style:family="table-row">
      <style:table-row-properties style:min-row-height="1.2569in"/>
    </style:style>
    <style:style style:name="TableCell259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60" style:parent-style-name="Normal" style:family="paragraph">
      <style:paragraph-properties fo:margin-bottom="0in" fo:margin-left="0.0034in">
        <style:tab-stops/>
      </style:paragraph-properties>
    </style:style>
    <style:style style:name="T26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62" style:family="table-cell">
      <style:table-cell-properties fo:border="0.0069in solid #B4C6E7" style:writing-mode="lr-tb" style:vertical-align="bottom" fo:padding-top="0.0069in" fo:padding-left="0.0736in" fo:padding-bottom="0.002in" fo:padding-right="0.0388in"/>
    </style:style>
    <style:style style:name="P263" style:parent-style-name="Normal" style:family="paragraph">
      <style:paragraph-properties fo:margin-bottom="0in" fo:line-height="162%"/>
    </style:style>
    <style:style style:name="T26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65" style:parent-style-name="Normal" style:family="paragraph">
      <style:paragraph-properties fo:margin-bottom="0in"/>
    </style:style>
    <style:style style:name="T26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67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68" style:parent-style-name="Normal" style:family="paragraph">
      <style:paragraph-properties fo:margin-bottom="0in"/>
    </style:style>
    <style:style style:name="T26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270" style:family="table-row">
      <style:table-row-properties style:min-row-height="1.8798in"/>
    </style:style>
    <style:style style:name="TableCell271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72" style:parent-style-name="Normal" style:family="paragraph">
      <style:paragraph-properties fo:margin-bottom="0in" fo:margin-left="0.0034in">
        <style:tab-stops/>
      </style:paragraph-properties>
    </style:style>
    <style:style style:name="T27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74" style:family="table-cell">
      <style:table-cell-properties fo:border="0.0069in solid #B4C6E7" style:writing-mode="lr-tb" style:vertical-align="bottom" fo:padding-top="0.0069in" fo:padding-left="0.0736in" fo:padding-bottom="0.002in" fo:padding-right="0.0388in"/>
    </style:style>
    <style:style style:name="P275" style:parent-style-name="Normal" style:family="paragraph">
      <style:paragraph-properties fo:margin-bottom="0.1194in"/>
    </style:style>
    <style:style style:name="T27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77" style:parent-style-name="Normal" style:list-style-name="LFO1" style:family="paragraph">
      <style:paragraph-properties fo:margin-bottom="0.0923in" fo:text-indent="-0.25in"/>
    </style:style>
    <style:style style:name="T27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79" style:parent-style-name="Normal" style:list-style-name="LFO1" style:family="paragraph">
      <style:paragraph-properties fo:margin-bottom="0.0923in" fo:text-indent="-0.25in"/>
    </style:style>
    <style:style style:name="T28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81" style:parent-style-name="Normal" style:list-style-name="LFO1" style:family="paragraph">
      <style:paragraph-properties fo:margin-bottom="0.0923in" fo:text-indent="-0.25in"/>
    </style:style>
    <style:style style:name="T28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83" style:parent-style-name="Normal" style:list-style-name="LFO1" style:family="paragraph">
      <style:paragraph-properties fo:margin-bottom="0.0708in" fo:text-indent="-0.25in"/>
    </style:style>
    <style:style style:name="T28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85" style:parent-style-name="Normal" style:family="paragraph">
      <style:paragraph-properties fo:margin-bottom="0in"/>
    </style:style>
    <style:style style:name="T28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87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88" style:parent-style-name="Normal" style:family="paragraph">
      <style:paragraph-properties fo:margin-bottom="0.1013in"/>
    </style:style>
    <style:style style:name="T28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90" style:parent-style-name="Normal" style:family="paragraph">
      <style:paragraph-properties fo:margin-bottom="0in"/>
    </style:style>
    <style:style style:name="T29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292" style:family="table-row">
      <style:table-row-properties style:min-row-height="0.9465in"/>
    </style:style>
    <style:style style:name="TableCell293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294" style:parent-style-name="Normal" style:family="paragraph">
      <style:paragraph-properties fo:margin-bottom="0in" fo:margin-left="0.0034in">
        <style:tab-stops/>
      </style:paragraph-properties>
    </style:style>
    <style:style style:name="T29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296" style:family="table-cell">
      <style:table-cell-properties fo:border="0.0069in solid #B4C6E7" style:writing-mode="lr-tb" style:vertical-align="bottom" fo:padding-top="0.0069in" fo:padding-left="0.0736in" fo:padding-bottom="0.002in" fo:padding-right="0.0388in"/>
    </style:style>
    <style:style style:name="P297" style:parent-style-name="Normal" style:family="paragraph">
      <style:paragraph-properties fo:margin-bottom="0in" fo:line-height="162%"/>
    </style:style>
    <style:style style:name="T29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299" style:parent-style-name="Normal" style:family="paragraph">
      <style:paragraph-properties fo:margin-bottom="0in"/>
    </style:style>
    <style:style style:name="T30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01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302" style:parent-style-name="Normal" style:family="paragraph">
      <style:paragraph-properties fo:margin-bottom="0.1048in"/>
    </style:style>
    <style:style style:name="T30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304" style:parent-style-name="Normal" style:family="paragraph">
      <style:paragraph-properties fo:margin-bottom="0in"/>
    </style:style>
    <style:style style:name="T30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306" style:family="table-row">
      <style:table-row-properties style:min-row-height="0.943in"/>
    </style:style>
    <style:style style:name="TableCell307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308" style:parent-style-name="Normal" style:family="paragraph">
      <style:paragraph-properties fo:margin-bottom="0in" fo:margin-left="0.0034in">
        <style:tab-stops/>
      </style:paragraph-properties>
    </style:style>
    <style:style style:name="T30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10" style:family="table-cell">
      <style:table-cell-properties fo:border="0.0069in solid #B4C6E7" style:writing-mode="lr-tb" style:vertical-align="bottom" fo:padding-top="0.0069in" fo:padding-left="0.0736in" fo:padding-bottom="0.002in" fo:padding-right="0.0388in"/>
    </style:style>
    <style:style style:name="P311" style:parent-style-name="Normal" style:family="paragraph">
      <style:paragraph-properties fo:margin-bottom="0in"/>
    </style:style>
    <style:style style:name="T31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13" style:family="table-cell">
      <style:table-cell-properties fo:border="0.0069in solid #B4C6E7" style:writing-mode="lr-tb" fo:padding-top="0.0069in" fo:padding-left="0.0736in" fo:padding-bottom="0.002in" fo:padding-right="0.0388in"/>
    </style:style>
    <style:style style:name="P314" style:parent-style-name="Normal" style:family="paragraph">
      <style:paragraph-properties fo:margin-bottom="0.1048in"/>
    </style:style>
    <style:style style:name="T31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316" style:parent-style-name="Normal" style:family="paragraph">
      <style:paragraph-properties fo:margin-bottom="0in"/>
    </style:style>
    <style:style style:name="T31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318" style:parent-style-name="Normal" style:family="paragraph">
      <style:paragraph-properties fo:text-align="justify" fo:margin-bottom="0in"/>
    </style:style>
    <style:style style:name="T31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6pt" style:font-size-asian="16pt"/>
    </style:style>
    <style:style style:name="P320" style:parent-style-name="Normal" style:family="paragraph">
      <style:paragraph-properties fo:margin-bottom="0in"/>
    </style:style>
    <style:style style:name="T32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6pt" style:font-size-asian="16pt"/>
    </style:style>
    <style:style style:name="TableColumn323" style:family="table-column">
      <style:table-column-properties style:column-width="1.3763in"/>
    </style:style>
    <style:style style:name="TableColumn324" style:family="table-column">
      <style:table-column-properties style:column-width="1.6736in"/>
    </style:style>
    <style:style style:name="TableColumn325" style:family="table-column">
      <style:table-column-properties style:column-width="0.8833in"/>
    </style:style>
    <style:style style:name="TableColumn326" style:family="table-column">
      <style:table-column-properties style:column-width="2.5597in"/>
    </style:style>
    <style:style style:name="Table322" style:family="table">
      <style:table-properties style:width="6.493in" fo:margin-left="0.0034in" table:align="left"/>
    </style:style>
    <style:style style:name="TableRow327" style:family="table-row">
      <style:table-row-properties style:min-row-height="0.3263in"/>
    </style:style>
    <style:style style:name="TableCell328" style:family="table-cell">
      <style:table-cell-properties fo:border-top="0.0069in solid #B4C6E7" fo:border-left="0.0069in solid #B4C6E7" fo:border-bottom="0.0208in solid #8EAADA" fo:border-right="0.0069in solid #B4C6E7" style:writing-mode="lr-tb" style:vertical-align="bottom" fo:padding-top="0.1284in" fo:padding-left="0.0736in" fo:padding-bottom="0.0041in" fo:padding-right="0.0347in"/>
    </style:style>
    <style:style style:name="P329" style:parent-style-name="Normal" style:family="paragraph">
      <style:paragraph-properties fo:margin-bottom="0in" fo:margin-left="0.0034in">
        <style:tab-stops/>
      </style:paragraph-properties>
    </style:style>
    <style:style style:name="T330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331" style:family="table-cell">
      <style:table-cell-properties fo:border-top="0.0069in solid #B4C6E7" fo:border-left="0.0069in solid #B4C6E7" fo:border-bottom="0.0208in solid #8EAADA" fo:border-right="0.0069in solid #B4C6E7" style:writing-mode="lr-tb" style:vertical-align="bottom" fo:padding-top="0.1284in" fo:padding-left="0.0736in" fo:padding-bottom="0.0041in" fo:padding-right="0.0347in"/>
    </style:style>
    <style:style style:name="P332" style:parent-style-name="Normal" style:family="paragraph">
      <style:paragraph-properties fo:margin-bottom="0in"/>
    </style:style>
    <style:style style:name="T33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334" style:family="table-cell">
      <style:table-cell-properties fo:border-top="0.0069in solid #B4C6E7" fo:border-left="0.0069in solid #B4C6E7" fo:border-bottom="0.0208in solid #8EAADA" fo:border-right="0.0069in solid #B4C6E7" style:writing-mode="lr-tb" style:vertical-align="bottom" fo:padding-top="0.1284in" fo:padding-left="0.0736in" fo:padding-bottom="0.0041in" fo:padding-right="0.0347in"/>
    </style:style>
    <style:style style:name="P335" style:parent-style-name="Normal" style:family="paragraph">
      <style:paragraph-properties fo:margin-bottom="0in"/>
    </style:style>
    <style:style style:name="T33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337" style:family="table-cell">
      <style:table-cell-properties fo:border-top="0.0069in solid #B4C6E7" fo:border-left="0.0069in solid #B4C6E7" fo:border-bottom="0.0208in solid #8EAADA" fo:border-right="0.0069in solid #B4C6E7" style:writing-mode="lr-tb" style:vertical-align="bottom" fo:padding-top="0.1284in" fo:padding-left="0.0736in" fo:padding-bottom="0.0041in" fo:padding-right="0.0347in"/>
    </style:style>
    <style:style style:name="P338" style:parent-style-name="Normal" style:family="paragraph">
      <style:paragraph-properties fo:margin-bottom="0in" fo:margin-left="0.0034in">
        <style:tab-stops/>
      </style:paragraph-properties>
    </style:style>
    <style:style style:name="T33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Row340" style:family="table-row">
      <style:table-row-properties style:min-row-height="1.2631in"/>
    </style:style>
    <style:style style:name="TableCell341" style:family="table-cell">
      <style:table-cell-properties fo:border-top="0.0208in solid #8EAADA" fo:border-left="0.0069in solid #B4C6E7" fo:border-bottom="0.0069in solid #B4C6E7" fo:border-right="0.0069in solid #B4C6E7" style:writing-mode="lr-tb" fo:padding-top="0.1284in" fo:padding-left="0.0736in" fo:padding-bottom="0.0041in" fo:padding-right="0.0347in"/>
    </style:style>
    <style:style style:name="P342" style:parent-style-name="Normal" style:family="paragraph">
      <style:paragraph-properties fo:margin-bottom="0.1048in" fo:margin-left="0.0034in">
        <style:tab-stops/>
      </style:paragraph-properties>
    </style:style>
    <style:style style:name="T34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344" style:parent-style-name="Normal" style:family="paragraph">
      <style:paragraph-properties fo:margin-bottom="0in" fo:margin-left="0.0034in">
        <style:tab-stops/>
      </style:paragraph-properties>
    </style:style>
    <style:style style:name="T34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46" style:family="table-cell">
      <style:table-cell-properties fo:border-top="0.0208in solid #8EAADA" fo:border-left="0.0069in solid #B4C6E7" fo:border-bottom="0.0069in solid #B4C6E7" fo:border-right="0.0069in solid #B4C6E7" style:writing-mode="lr-tb" fo:padding-top="0.1284in" fo:padding-left="0.0736in" fo:padding-bottom="0.0041in" fo:padding-right="0.0347in"/>
    </style:style>
    <style:style style:name="P347" style:parent-style-name="Normal" style:family="paragraph">
      <style:paragraph-properties fo:margin-bottom="0in"/>
    </style:style>
    <style:style style:name="T34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49" style:family="table-cell">
      <style:table-cell-properties fo:border-top="0.0208in solid #8EAADA" fo:border-left="0.0069in solid #B4C6E7" fo:border-bottom="0.0069in solid #B4C6E7" fo:border-right="0.0069in solid #B4C6E7" style:writing-mode="lr-tb" fo:padding-top="0.1284in" fo:padding-left="0.0736in" fo:padding-bottom="0.0041in" fo:padding-right="0.0347in"/>
    </style:style>
    <style:style style:name="P350" style:parent-style-name="Normal" style:family="paragraph">
      <style:paragraph-properties fo:margin-bottom="0in"/>
    </style:style>
    <style:style style:name="T35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52" style:family="table-cell">
      <style:table-cell-properties fo:border-top="0.0208in solid #8EAADA" fo:border-left="0.0069in solid #B4C6E7" fo:border-bottom="0.0069in solid #B4C6E7" fo:border-right="0.0069in solid #B4C6E7" style:writing-mode="lr-tb" style:vertical-align="bottom" fo:padding-top="0.1284in" fo:padding-left="0.0736in" fo:padding-bottom="0.0041in" fo:padding-right="0.0347in"/>
    </style:style>
    <style:style style:name="P353" style:parent-style-name="Normal" style:family="paragraph">
      <style:paragraph-properties fo:margin-bottom="0.1048in" fo:margin-left="0.0034in">
        <style:tab-stops/>
      </style:paragraph-properties>
    </style:style>
    <style:style style:name="T35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355" style:parent-style-name="Normal" style:family="paragraph">
      <style:paragraph-properties fo:margin-bottom="0.093in" fo:margin-left="0.0034in">
        <style:tab-stops/>
      </style:paragraph-properties>
    </style:style>
    <style:style style:name="T35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 style:text-underline-type="single" style:text-underline-style="solid" style:text-underline-width="auto" style:text-underline-mode="continuous" style:text-underline-color="#1B1B1B"/>
    </style:style>
    <style:style style:name="T35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P358" style:parent-style-name="Normal" style:family="paragraph">
      <style:paragraph-properties fo:margin-bottom="0in" fo:margin-left="0.0034in">
        <style:tab-stops/>
      </style:paragraph-properties>
    </style:style>
    <style:style style:name="T35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360" style:parent-style-name="DefaultParagraphFont" style:family="text">
      <style:text-properties style:font-name="Times New Roman" style:font-name-asian="Times New Roman" style:font-name-complex="Times New Roman" fo:color="#1B1B1B" style:text-position="super 66.6%" fo:font-size="12pt" style:font-size-asian="12pt"/>
    </style:style>
    <style:style style:name="T36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362" style:family="table-row">
      <style:table-row-properties style:min-row-height="1.5701in"/>
    </style:style>
    <style:style style:name="TableCell363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364" style:parent-style-name="Normal" style:family="paragraph">
      <style:paragraph-properties fo:margin-bottom="0.1048in" fo:margin-left="0.0034in">
        <style:tab-stops/>
      </style:paragraph-properties>
    </style:style>
    <style:style style:name="T36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366" style:parent-style-name="Normal" style:family="paragraph">
      <style:paragraph-properties fo:margin-bottom="0in" fo:margin-left="0.0034in">
        <style:tab-stops/>
      </style:paragraph-properties>
    </style:style>
    <style:style style:name="T36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36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ableCell369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370" style:parent-style-name="Normal" style:family="paragraph">
      <style:paragraph-properties fo:margin-bottom="0in"/>
    </style:style>
    <style:style style:name="T37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72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373" style:parent-style-name="Normal" style:family="paragraph">
      <style:paragraph-properties fo:margin-bottom="0in"/>
    </style:style>
    <style:style style:name="T37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75" style:family="table-cell">
      <style:table-cell-properties fo:border="0.0069in solid #B4C6E7" style:writing-mode="lr-tb" style:vertical-align="bottom" fo:padding-top="0.1284in" fo:padding-left="0.0736in" fo:padding-bottom="0.0041in" fo:padding-right="0.0347in"/>
    </style:style>
    <style:style style:name="P376" style:parent-style-name="Normal" style:family="paragraph">
      <style:paragraph-properties fo:margin-bottom="0.1048in" fo:margin-left="0.0034in">
        <style:tab-stops/>
      </style:paragraph-properties>
    </style:style>
    <style:style style:name="T37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378" style:parent-style-name="Normal" style:family="paragraph">
      <style:paragraph-properties fo:margin-bottom="0.1013in" fo:margin-left="0.0034in">
        <style:tab-stops/>
      </style:paragraph-properties>
    </style:style>
    <style:style style:name="T37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 style:text-underline-type="single" style:text-underline-style="solid" style:text-underline-width="auto" style:text-underline-mode="continuous" style:text-underline-color="#1B1B1B"/>
    </style:style>
    <style:style style:name="T380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P381" style:parent-style-name="Normal" style:family="paragraph">
      <style:paragraph-properties fo:margin-bottom="0in" fo:margin-left="0.0034in">
        <style:tab-stops/>
      </style:paragraph-properties>
    </style:style>
    <style:style style:name="T382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383" style:family="table-row">
      <style:table-row-properties style:min-row-height="1.5701in"/>
    </style:style>
    <style:style style:name="TableCell384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385" style:parent-style-name="Normal" style:family="paragraph">
      <style:paragraph-properties fo:margin-bottom="0.1013in" fo:margin-left="0.0034in">
        <style:tab-stops/>
      </style:paragraph-properties>
    </style:style>
    <style:style style:name="T38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38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T38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389" style:parent-style-name="Normal" style:family="paragraph">
      <style:paragraph-properties fo:margin-bottom="0in" fo:margin-left="0.0034in">
        <style:tab-stops/>
      </style:paragraph-properties>
    </style:style>
    <style:style style:name="T39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91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392" style:parent-style-name="Normal" style:family="paragraph">
      <style:paragraph-properties fo:margin-bottom="0in"/>
    </style:style>
    <style:style style:name="T39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94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395" style:parent-style-name="Normal" style:family="paragraph">
      <style:paragraph-properties fo:margin-bottom="0in"/>
    </style:style>
    <style:style style:name="T396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397" style:family="table-cell">
      <style:table-cell-properties fo:border="0.0069in solid #B4C6E7" style:writing-mode="lr-tb" style:vertical-align="bottom" fo:padding-top="0.1284in" fo:padding-left="0.0736in" fo:padding-bottom="0.0041in" fo:padding-right="0.0347in"/>
    </style:style>
    <style:style style:name="P398" style:parent-style-name="Normal" style:family="paragraph">
      <style:paragraph-properties fo:margin-bottom="0.0034in" fo:line-height="160%" fo:margin-left="0.0034in" fo:margin-right="0.3055in">
        <style:tab-stops/>
      </style:paragraph-properties>
    </style:style>
    <style:style style:name="T39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400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 style:text-underline-type="single" style:text-underline-style="solid" style:text-underline-width="auto" style:text-underline-mode="continuous" style:text-underline-color="#1B1B1B"/>
    </style:style>
    <style:style style:name="T40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P402" style:parent-style-name="Normal" style:family="paragraph">
      <style:paragraph-properties fo:margin-bottom="0in" fo:line-height="162%" fo:margin-left="0.0034in">
        <style:tab-stops/>
      </style:paragraph-properties>
    </style:style>
    <style:style style:name="T40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404" style:parent-style-name="Normal" style:family="paragraph">
      <style:paragraph-properties fo:margin-bottom="0in" fo:margin-left="0.0034in">
        <style:tab-stops/>
      </style:paragraph-properties>
    </style:style>
    <style:style style:name="T40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406" style:parent-style-name="DefaultParagraphFont" style:family="text">
      <style:text-properties style:font-name="Times New Roman" style:font-name-asian="Times New Roman" style:font-name-complex="Times New Roman" fo:color="#1B1B1B" style:text-position="super 66.6%" fo:font-size="12pt" style:font-size-asian="12pt"/>
    </style:style>
    <style:style style:name="T40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408" style:family="table-row">
      <style:table-row-properties style:min-row-height="1.5701in"/>
    </style:style>
    <style:style style:name="TableCell409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410" style:parent-style-name="Normal" style:family="paragraph">
      <style:paragraph-properties fo:margin-bottom="0.1013in" fo:margin-left="0.0034in">
        <style:tab-stops/>
      </style:paragraph-properties>
    </style:style>
    <style:style style:name="T41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41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P413" style:parent-style-name="Normal" style:family="paragraph">
      <style:paragraph-properties fo:margin-bottom="0in" fo:margin-left="0.0034in">
        <style:tab-stops/>
      </style:paragraph-properties>
    </style:style>
    <style:style style:name="T414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415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416" style:parent-style-name="Normal" style:family="paragraph">
      <style:paragraph-properties fo:margin-bottom="0in"/>
    </style:style>
    <style:style style:name="T41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418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419" style:parent-style-name="Normal" style:family="paragraph">
      <style:paragraph-properties fo:margin-bottom="0in"/>
    </style:style>
    <style:style style:name="T42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421" style:family="table-cell">
      <style:table-cell-properties fo:border="0.0069in solid #B4C6E7" style:writing-mode="lr-tb" style:vertical-align="bottom" fo:padding-top="0.1284in" fo:padding-left="0.0736in" fo:padding-bottom="0.0041in" fo:padding-right="0.0347in"/>
    </style:style>
    <style:style style:name="P422" style:parent-style-name="Normal" style:family="paragraph">
      <style:paragraph-properties fo:margin-bottom="0.0034in" fo:line-height="160%" fo:margin-left="0.0034in" fo:margin-right="0.4395in">
        <style:tab-stops/>
      </style:paragraph-properties>
    </style:style>
    <style:style style:name="T42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42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 style:text-underline-type="single" style:text-underline-style="solid" style:text-underline-width="auto" style:text-underline-mode="continuous" style:text-underline-color="#1B1B1B"/>
    </style:style>
    <style:style style:name="T42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P426" style:parent-style-name="Normal" style:family="paragraph">
      <style:paragraph-properties fo:margin-bottom="0.1048in" fo:margin-left="0.0034in">
        <style:tab-stops/>
      </style:paragraph-properties>
    </style:style>
    <style:style style:name="T42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428" style:parent-style-name="Normal" style:family="paragraph">
      <style:paragraph-properties fo:margin-bottom="0.1048in" fo:margin-left="0.0034in">
        <style:tab-stops/>
      </style:paragraph-properties>
    </style:style>
    <style:style style:name="T429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430" style:parent-style-name="Normal" style:family="paragraph">
      <style:paragraph-properties fo:margin-bottom="0in" fo:margin-left="0.0034in">
        <style:tab-stops/>
      </style:paragraph-properties>
    </style:style>
    <style:style style:name="T431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Row432" style:family="table-row">
      <style:table-row-properties style:min-row-height="1.8798in"/>
    </style:style>
    <style:style style:name="TableCell433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434" style:parent-style-name="Normal" style:family="paragraph">
      <style:paragraph-properties fo:margin-bottom="0.1048in" fo:margin-left="0.0034in">
        <style:tab-stops/>
      </style:paragraph-properties>
    </style:style>
    <style:style style:name="T43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P436" style:parent-style-name="Normal" style:family="paragraph">
      <style:paragraph-properties fo:margin-bottom="0.1048in" fo:margin-left="0.0034in">
        <style:tab-stops/>
      </style:paragraph-properties>
    </style:style>
    <style:style style:name="T437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43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P439" style:parent-style-name="Normal" style:family="paragraph">
      <style:paragraph-properties fo:margin-bottom="0in" fo:margin-left="0.0034in">
        <style:tab-stops/>
      </style:paragraph-properties>
    </style:style>
    <style:style style:name="T44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441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442" style:parent-style-name="Normal" style:family="paragraph">
      <style:paragraph-properties fo:margin-bottom="0.1048in"/>
    </style:style>
    <style:style style:name="T44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444" style:parent-style-name="Normal" style:family="paragraph">
      <style:paragraph-properties fo:margin-bottom="0in"/>
    </style:style>
    <style:style style:name="T445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446" style:family="table-cell">
      <style:table-cell-properties fo:border="0.0069in solid #B4C6E7" style:writing-mode="lr-tb" fo:padding-top="0.1284in" fo:padding-left="0.0736in" fo:padding-bottom="0.0041in" fo:padding-right="0.0347in"/>
    </style:style>
    <style:style style:name="P447" style:parent-style-name="Normal" style:family="paragraph">
      <style:paragraph-properties fo:margin-bottom="0.1048in"/>
    </style:style>
    <style:style style:name="T44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449" style:parent-style-name="Normal" style:family="paragraph">
      <style:paragraph-properties fo:margin-bottom="0in"/>
    </style:style>
    <style:style style:name="T45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TableCell451" style:family="table-cell">
      <style:table-cell-properties fo:border="0.0069in solid #B4C6E7" style:writing-mode="lr-tb" style:vertical-align="bottom" fo:padding-top="0.1284in" fo:padding-left="0.0736in" fo:padding-bottom="0.0041in" fo:padding-right="0.0347in"/>
    </style:style>
    <style:style style:name="P452" style:parent-style-name="Normal" style:family="paragraph">
      <style:paragraph-properties fo:margin-bottom="0in" fo:line-height="162%" fo:margin-left="0.0034in">
        <style:tab-stops/>
      </style:paragraph-properties>
    </style:style>
    <style:style style:name="T453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454" style:parent-style-name="Normal" style:family="paragraph">
      <style:paragraph-properties fo:margin-bottom="0.1048in" fo:margin-left="0.0034in">
        <style:tab-stops/>
      </style:paragraph-properties>
    </style:style>
    <style:style style:name="T45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 style:text-underline-type="single" style:text-underline-style="solid" style:text-underline-width="auto" style:text-underline-mode="continuous" style:text-underline-color="#1B1B1B"/>
    </style:style>
    <style:style style:name="T45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1B1B1B" fo:font-size="12pt" style:font-size-asian="12pt"/>
    </style:style>
    <style:style style:name="P457" style:parent-style-name="Normal" style:family="paragraph">
      <style:paragraph-properties fo:margin-bottom="0.0034in" fo:line-height="160%" fo:margin-left="0.0034in">
        <style:tab-stops/>
      </style:paragraph-properties>
    </style:style>
    <style:style style:name="T458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459" style:parent-style-name="Normal" style:family="paragraph">
      <style:paragraph-properties fo:margin-bottom="0in" fo:margin-left="0.0034in">
        <style:tab-stops/>
      </style:paragraph-properties>
    </style:style>
    <style:style style:name="T460" style:parent-style-name="DefaultParagraphFont" style:family="text">
      <style:text-properties style:font-name="Times New Roman" style:font-name-asian="Times New Roman" style:font-name-complex="Times New Roman" fo:color="#1B1B1B" fo:font-size="12pt" style:font-size-asian="12pt"/>
    </style:style>
    <style:style style:name="P461" style:parent-style-name="Normal" style:family="paragraph">
      <style:paragraph-properties fo:margin-bottom="0in"/>
    </style:style>
    <style:style style:name="T462" style:parent-style-name="DefaultParagraphFont" style:family="text">
      <style:text-properties fo:font-size="12pt" style:font-size-asian="12pt"/>
    </style:style>
    <style:style style:name="P463" style:parent-style-name="Normal" style:family="paragraph">
      <style:paragraph-properties fo:margin-bottom="0in"/>
    </style:style>
    <style:style style:name="T46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</office:automatic-styles>
  <office:body>
    <office:text text:use-soft-page-breaks="true">
      <text:p text:style-name="P1"><text:span text:style-name="T4">Appendix A:<text:s/></text:span><text:span text:style-name="T5">Scope of Work<text:s/></text:span><text:span text:style-name="T6">and components descriptions.</text:span></text:p>
      <text:p text:style-name="P7"><text:span text:style-name="T8">The scope of work for this agreement covers</text:span><text:span text:style-name="T9"><text:s/>design</text:span><text:span text:style-name="T10">ing</text:span><text:span text:style-name="T11"><text:s/>and develop</text:span><text:span text:style-name="T12">ing</text:span><text:span text:style-name="T13"><text:s/>a Smart Pills Bottle Proof of Concept (POC) for<text:s/></text:span><text:span text:style-name="T14">the Client</text:span><text:span text:style-name="T15">. The POC will involve developing the smart<text:s/></text:span><text:span text:style-name="T16">pills<text:s/></text:span><text:span text:style-name="T17">bottle cap that is linked to a mobile app and web application for tracking purposes.<text:s/></text:span><text:span text:style-name="T18"><text:s/></text:span></text:p>
      <text:p text:style-name="P19"><text:span text:style-name="T20"><text:s/></text:span></text:p>
      <text:p text:style-name="P21"><text:span text:style-name="T22">Below are all the features that are in scope for the POC:<text:s/></text:span></text:p>
      <text:p text:style-name="P23"><text:span text:style-name="T24"><text:s/></text:span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Feature<text:s/></text:span></text:p>
          </table:table-cell>
          <table:table-cell table:style-name="TableCell33">
            <text:p text:style-name="P34"><text:span text:style-name="T35">Description<text:s/></text:span></text:p>
          </table:table-cell>
          <table:table-cell table:style-name="TableCell36">
            <text:p text:style-name="P37"><text:span text:style-name="T38">User<text:s/></text:span></text:p>
          </table:table-cell>
        </table:table-row>
        <table:table-row table:style-name="TableRow39">
          <table:table-cell table:style-name="TableCell40">
            <text:p text:style-name="P41"><text:span text:style-name="T42">Smart Cap</text:span><text:span text:style-name="T43"><text:s/></text:span></text:p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</table:table-row>
        <table:table-row table:style-name="TableRow46">
          <table:table-cell table:style-name="TableCell47">
            <text:p text:style-name="P48"><text:span text:style-name="T49">Tracking Cap Opening/Closing<text:s/></text:span></text:p>
          </table:table-cell>
          <table:table-cell table:style-name="TableCell50">
            <text:p text:style-name="P51">Automatically tracks doses by detecting when bottle is opened or closed.<text:s/></text:p>
            <text:p text:style-name="P52"><text:span text:style-name="T53">By using the fingerprint sensor, I chose to order 3<text:s/></text:span><text:span text:style-name="T54">fingerprints</text:span><text:span text:style-name="T55"><text:s/>so as to be secure during prototyping.</text:span></text:p>
            <text:p text:style-name="P56"><text:span text:style-name="T57"><text:s/></text:span></text:p>
          </table:table-cell>
          <table:table-cell table:style-name="TableCell58">
            <text:p text:style-name="P59"><text:span text:style-name="T60">Patient / Caregiver<text:s/></text:span></text:p>
          </table:table-cell>
        </table:table-row>
        <table:table-row table:style-name="TableRow61">
          <table:table-cell table:style-name="TableCell62">
            <text:p text:style-name="P63"><text:span text:style-name="T64">Biometric Locking Mechanism<text:s/></text:span></text:p>
          </table:table-cell>
          <table:table-cell table:style-name="TableCell65">
            <text:p text:style-name="P66"><text:span text:style-name="T67">Programmable biometrics lock on the cap to prevent anyone other than the User to open the bottle.</text:span><text:span text:style-name="T68"><text:s/></text:span></text:p>
            <text:p text:style-name="P69"/>
            <text:p text:style-name="P70">The price of a<text:s/>Programmable<text:s/>biometric ranges from 20-30 dollars, as stated previously, 3 were ordered</text:p>
            <text:p text:style-name="P71"><text:span text:style-name="T72"><text:s/></text:span></text:p>
          </table:table-cell>
          <table:table-cell table:style-name="TableCell73">
            <text:p text:style-name="P74"><text:span text:style-name="T75">Patient / Caregiver<text:s/></text:span></text:p>
          </table:table-cell>
        </table:table-row>
        <table:table-row table:style-name="TableRow76">
          <table:table-cell table:style-name="TableCell77">
            <text:p text:style-name="P78"><text:span text:style-name="T79">Track Dosage</text:span><text:span text:style-name="T80"><text:s/></text:span></text:p>
          </table:table-cell>
          <table:table-cell table:style-name="TableCell81">
            <text:p text:style-name="P82"><text:span text:style-name="T83">Sends reminders when you forget a dose and warns of double-dose.<text:s/></text:span></text:p>
            <text:p text:style-name="P84"><text:span text:style-name="T85"><text:s/></text:span></text:p>
          </table:table-cell>
          <table:table-cell table:style-name="TableCell86">
            <text:p text:style-name="P87"><text:span text:style-name="T88">Patient / Caregiver<text:s/></text:span></text:p>
          </table:table-cell>
        </table:table-row>
        <table:table-row table:style-name="TableRow89">
          <table:table-cell table:style-name="TableCell90">
            <text:p text:style-name="P91"><text:span text:style-name="T92">Content Counter<text:s/></text:span></text:p>
          </table:table-cell>
          <table:table-cell table:style-name="TableCell93">
            <text:p text:style-name="P94"><text:span text:style-name="T95">The counter will enable the User to know how much content has remained in the bottle and how many have been taken out.<text:s/></text:span><text:span text:style-name="T96"><text:line-break/></text:span><text:span text:style-name="T97"><text:line-break/></text:span><text:span text:style-name="T98">Content counter could use either the<text:s/></text:span><text:span text:style-name="T99">weight (</text:span><text:span text:style-name="T100">2 of them), capacitive<text:s/></text:span><text:span text:style-name="T101">technology (</text:span><text:span text:style-name="T102">2 of them), both<text:s/></text:span><text:span text:style-name="T103">sensors</text:span><text:span text:style-name="T104"><text:s/>are required, at least. The price ranges from 10 to 15$</text:span></text:p>
            <text:p text:style-name="P105"><text:span text:style-name="T106"><text:s/></text:span></text:p>
          </table:table-cell>
          <table:table-cell table:style-name="TableCell107">
            <text:p text:style-name="P108"><text:span text:style-name="T109">Patient / Caregiver<text:s/></text:span></text:p>
          </table:table-cell>
        </table:table-row>
        <table:table-row table:style-name="TableRow110">
          <table:table-cell table:style-name="TableCell111">
            <text:p text:style-name="P112"><text:span text:style-name="T113">Sync to the Mobile App via<text:s/></text:span><text:span text:style-name="T114">WIFI</text:span><text:span text:style-name="T115"><text:s/></text:span></text:p>
          </table:table-cell>
          <table:table-cell table:style-name="TableCell116">
            <text:p text:style-name="P117"><text:span text:style-name="T118">Syncs to the mobile app; view your dose history<text:s/></text:span><text:span text:style-name="T119">and notifications.<text:s/></text:span></text:p>
            <text:p text:style-name="P120"><text:span text:style-name="T121"><text:s/></text:span></text:p>
          </table:table-cell>
          <table:table-cell table:style-name="TableCell122">
            <text:p text:style-name="P123"><text:span text:style-name="T124">Patient / Caregiver<text:s/></text:span></text:p>
          </table:table-cell>
        </table:table-row>
        <table:table-row table:style-name="TableRow125">
          <table:table-cell table:style-name="TableCell126">
            <text:p text:style-name="P127"><text:span text:style-name="T128">Bottle Locating Signal</text:span><text:span text:style-name="T129"><text:s/></text:span></text:p>
          </table:table-cell>
          <table:table-cell table:style-name="TableCell130">
            <text:p text:style-name="P131">Bottle locating signal to enable the User to locate their pills bottle should they forget or misplaced it.<text:s/></text:p>
            <text:p text:style-name="P132"/>
            <text:p text:style-name="P133">With the bottle allocating Single, a buzzer or a micro-speaker could be used.</text:p>
            <text:p text:style-name="P134"><text:span text:style-name="T135"><text:s/></text:span></text:p>
          </table:table-cell>
          <table:table-cell table:style-name="TableCell136">
            <text:p text:style-name="P137"><text:span text:style-name="T138">Patient / Caregiver<text:s/></text:span></text:p>
          </table:table-cell>
        </table:table-row>
        <table:table-row table:style-name="TableRow139">
          <table:table-cell table:style-name="TableCell140" table:number-columns-spanned="3">
            <text:p text:style-name="P141"><text:span text:style-name="T142">Note:<text:s/></text:span><text:span text:style-name="T143">The major components need for the development of the POC<text:s/></text:span><text:span text:style-name="T144">are:</text:span><text:span text:style-name="T145"><text:s/>A<text:s/></text:span><text:span text:style-name="T146">finger<text:s/></text:span><text:span text:style-name="T147">print (</text:span><text:span text:style-name="T148">4 different technology will be explored to see which one fits best<text:s/></text:span><text:span text:style-name="T149">e.g.,</text:span><text:span text:style-name="T150"><text:s/></text:span><text:span text:style-name="T151">fingerprint),</text:span><text:span text:style-name="T152"><text:s/></text:span><text:span text:style-name="T153">a<text:s/></text:span><text:span text:style-name="T154">locking mechanism<text:s/></text:span><text:span text:style-name="T155">module</text:span><text:span text:style-name="T156"><text:s/>(</text:span><text:span text:style-name="T157">different methods could be used to approach this one hence the variety in<text:s/></text:span><text:span text:style-name="T158">components (</text:span><text:span text:style-name="T159">3 different types of motors</text:span><text:span text:style-name="T160"><text:s/>and actuators</text:span><text:span text:style-name="T161">)),<text:s/></text:span><text:span text:style-name="T162">controllers<text:s/></text:span><text:span text:style-name="T163">to program the circuitry system,<text:s/></text:span><text:span text:style-name="T164">Wireless modules<text:s/></text:span><text:span text:style-name="T165">(4 types to be used during testing),<text:s/></text:span><text:span text:style-name="T166">content counter sensor module</text:span><text:span text:style-name="T167"><text:s/>(also 3 different technologies to see which on fits best).</text:span><text:span text:style-name="T168"><text:line-break/></text:span><text:span text:style-name="T169"><text:line-break/>The remaining components which aren’t specified here are electronics components which contribute in design<text:s/></text:span><text:span text:style-name="T170">and interfacing the circuit.</text:span></text:p>
          </table:table-cell>
          <table:covered-table-cell/>
          <table:covered-table-cell/>
        </table:table-row>
        <table:table-row table:style-name="TableRow171">
          <table:table-cell table:style-name="TableCell172">
            <text:p text:style-name="P173"><text:span text:style-name="T174">Mobile App <text:s/></text:span></text:p>
          </table:table-cell>
          <table:table-cell table:style-name="TableCell175">
            <text:p text:style-name="Normal"/>
          </table:table-cell>
          <table:table-cell table:style-name="TableCell176">
            <text:p text:style-name="Normal"/>
          </table:table-cell>
        </table:table-row>
        <table:table-row table:style-name="TableRow177">
          <table:table-cell table:style-name="TableCell178">
            <text:p text:style-name="P179"><text:span text:style-name="T180">Display Dose History</text:span><text:span text:style-name="T181"><text:s/></text:span></text:p>
          </table:table-cell>
          <table:table-cell table:style-name="TableCell182">
            <text:p text:style-name="P183"><text:span text:style-name="T184">Display dose history based on data posted by the Smart Cap.<text:s/></text:span></text:p>
            <text:p text:style-name="P185"><text:span text:style-name="T186"><text:s/></text:span></text:p>
          </table:table-cell>
          <table:table-cell table:style-name="TableCell187">
            <text:p text:style-name="P188"><text:span text:style-name="T189">Patient / Caregiver<text:s/></text:span></text:p>
          </table:table-cell>
        </table:table-row>
        <table:table-row table:style-name="TableRow190">
          <table:table-cell table:style-name="TableCell191">
            <text:p text:style-name="P192"><text:span text:style-name="T193">Notifications</text:span><text:span text:style-name="T194"><text:s/></text:span></text:p>
          </table:table-cell>
          <table:table-cell table:style-name="TableCell195">
            <text:p text:style-name="P196"><text:span text:style-name="T197">Caregiver can receive notifications when a loved one misses a dose.<text:s/></text:span></text:p>
            <text:p text:style-name="P198"><text:span text:style-name="T199"><text:s/></text:span></text:p>
          </table:table-cell>
          <table:table-cell table:style-name="TableCell200">
            <text:p text:style-name="P201"><text:span text:style-name="T202">Caregiver<text:s/></text:span></text:p>
          </table:table-cell>
        </table:table-row>
        <table:table-row table:style-name="TableRow203">
          <table:table-cell table:style-name="TableCell204">
            <text:p text:style-name="P205"><text:span text:style-name="T206">Find my pills bottle button<text:s/></text:span></text:p>
          </table:table-cell>
          <table:table-cell table:style-name="TableCell207">
            <text:p text:style-name="P208"><text:span text:style-name="T209">Bottle locating signal<text:s/></text:span><text:span text:style-name="T210">to enable the User to locate their pills bottle should they forget or misplaced it.<text:s/></text:span></text:p>
          </table:table-cell>
          <table:table-cell table:style-name="TableCell211">
            <text:p text:style-name="P212"><text:span text:style-name="T213">Patient / Caregiver<text:s/></text:span></text:p>
          </table:table-cell>
        </table:table-row>
        <table:table-row table:style-name="TableRow214">
          <table:table-cell table:style-name="TableCell215" table:number-columns-spanned="3">
            <text:p text:style-name="P216"><text:span text:style-name="T217">Web Application<text:s/></text:span></text:p>
          </table:table-cell>
          <table:covered-table-cell/>
          <table:covered-table-cell/>
        </table:table-row>
        <table:table-row table:style-name="TableRow218">
          <table:table-cell table:style-name="TableCell219">
            <text:p text:style-name="P220"><text:span text:style-name="T221">Inventory Management<text:s/></text:span></text:p>
          </table:table-cell>
          <table:table-cell table:style-name="TableCell222">
            <text:p text:style-name="P223"><text:span text:style-name="T224">Track the number of Smart Cap produced and ready to be distributed.<text:s/></text:span></text:p>
            <text:p text:style-name="P225"><text:span text:style-name="T226"><text:s/></text:span></text:p>
          </table:table-cell>
          <table:table-cell table:style-name="TableCell227">
            <text:p text:style-name="P228"><text:span text:style-name="T229">Pharmacist<text:s/></text:span></text:p>
          </table:table-cell>
        </table:table-row>
        <table:table-row table:style-name="TableRow230">
          <table:table-cell table:style-name="TableCell231">
            <text:p text:style-name="P232"><text:span text:style-name="T233">Allocate Smart Cap to the Pills<text:s/></text:span></text:p>
            <text:p text:style-name="P234"><text:span text:style-name="T235">Bottle and Patient<text:s/></text:span></text:p>
          </table:table-cell>
          <table:table-cell table:style-name="TableCell236">
            <text:p text:style-name="P237"><text:span text:style-name="T238">Assign a Smart Cap per pills bottle and per patient.<text:s/></text:span></text:p>
            <text:p text:style-name="P239"><text:span text:style-name="T240"><text:s/></text:span></text:p>
          </table:table-cell>
          <table:table-cell table:style-name="TableCell241">
            <text:p text:style-name="P242"><text:span text:style-name="T243">Pharmacist<text:s/></text:span></text:p>
          </table:table-cell>
        </table:table-row>
        <table:table-row table:style-name="TableRow244">
          <table:table-cell table:style-name="TableCell245">
            <text:p text:style-name="P246"><text:span text:style-name="T247">Reassign the Smart Cap to a<text:s/></text:span></text:p>
            <text:p text:style-name="P248"><text:span text:style-name="T249">Different Pills Bottle<text:s/></text:span></text:p>
          </table:table-cell>
          <table:table-cell table:style-name="TableCell250">
            <text:p text:style-name="P251"><text:span text:style-name="T252">Reassign Smart Cap to a new pills bottle.<text:s/></text:span></text:p>
            <text:p text:style-name="P253"><text:span text:style-name="T254"><text:s/></text:span></text:p>
          </table:table-cell>
          <table:table-cell table:style-name="TableCell255">
            <text:p text:style-name="P256"><text:span text:style-name="T257">Pharmacist<text:s/></text:span></text:p>
          </table:table-cell>
        </table:table-row>
        <table:table-row table:style-name="TableRow258">
          <table:table-cell table:style-name="TableCell259">
            <text:p text:style-name="P260"><text:span text:style-name="T261">Patient Profiles<text:s/></text:span></text:p>
          </table:table-cell>
          <table:table-cell table:style-name="TableCell262">
            <text:p text:style-name="P263"><text:span text:style-name="T264">Maintaining Patient profiles in the database including their Caretaker information.<text:s/></text:span></text:p>
            <text:p text:style-name="P265"><text:span text:style-name="T266"><text:s/></text:span></text:p>
          </table:table-cell>
          <table:table-cell table:style-name="TableCell267">
            <text:p text:style-name="P268"><text:span text:style-name="T269">Pharmacist<text:s/></text:span></text:p>
          </table:table-cell>
        </table:table-row>
        <table:table-row table:style-name="TableRow270">
          <table:table-cell table:style-name="TableCell271">
            <text:p text:style-name="P272"><text:span text:style-name="T273">Reporting<text:s/></text:span></text:p>
          </table:table-cell>
          <table:table-cell table:style-name="TableCell274">
            <text:p text:style-name="P275"><text:span text:style-name="T276">View different reports such as:<text:s/></text:span></text:p>
            <text:list text:style-name="LFO1" text:continue-numbering="true">
              <text:list-item>
                <text:p text:style-name="P277"><text:span text:style-name="T278">Smart Cap Sales Report<text:s/></text:span></text:p>
              </text:list-item>
              <text:list-item>
                <text:p text:style-name="P279"><text:span text:style-name="T280">Patients Due for Refill<text:s/></text:span></text:p>
              </text:list-item>
              <text:list-item>
                <text:p text:style-name="P281"><text:span text:style-name="T282">Overdose Report<text:s/></text:span></text:p>
              </text:list-item>
              <text:list-item>
                <text:p text:style-name="P283"><text:span text:style-name="T284">Inventory report<text:s/></text:span></text:p>
              </text:list-item>
            </text:list>
            <text:p text:style-name="P285"><text:span text:style-name="T286"><text:s/></text:span></text:p>
          </table:table-cell>
          <table:table-cell table:style-name="TableCell287">
            <text:p text:style-name="P288"><text:span text:style-name="T289">Pharmacist<text:s/></text:span></text:p>
            <text:p text:style-name="P290"><text:span text:style-name="T291">Insurance<text:s/></text:span></text:p>
          </table:table-cell>
        </table:table-row>
        <table:table-row table:style-name="TableRow292">
          <table:table-cell table:style-name="TableCell293">
            <text:p text:style-name="P294"><text:span text:style-name="T295">Sync with the Mobile App<text:s/></text:span></text:p>
          </table:table-cell>
          <table:table-cell table:style-name="TableCell296">
            <text:p text:style-name="P297"><text:span text:style-name="T298">Receiving patient dose intake data from the Mobile App.<text:s/></text:span></text:p>
            <text:p text:style-name="P299"><text:span text:style-name="T300"><text:s/></text:span></text:p>
          </table:table-cell>
          <table:table-cell table:style-name="TableCell301">
            <text:p text:style-name="P302"><text:span text:style-name="T303">Pharmacist<text:s/></text:span></text:p>
            <text:p text:style-name="P304"><text:span text:style-name="T305">Insurance<text:s/></text:span></text:p>
          </table:table-cell>
        </table:table-row>
        <table:table-row table:style-name="TableRow306">
          <table:table-cell table:style-name="TableCell307">
            <text:p text:style-name="P308"><text:span text:style-name="T309">Notifications<text:s/></text:span></text:p>
          </table:table-cell>
          <table:table-cell table:style-name="TableCell310">
            <text:p text:style-name="P311"><text:span text:style-name="T312">Receiving notifications when patient needing refill and/or overdose alerts.<text:s/></text:span></text:p>
          </table:table-cell>
          <table:table-cell table:style-name="TableCell313">
            <text:p text:style-name="P314"><text:span text:style-name="T315">Pharmacist<text:s/></text:span></text:p>
            <text:p text:style-name="P316"><text:span text:style-name="T317">Insurance<text:s/></text:span></text:p>
          </table:table-cell>
        </table:table-row>
      </table:table>
      <text:p text:style-name="P318"><text:span text:style-name="T319"><text:s/></text:span></text:p>
      <text:p text:style-name="P320"><text:span text:style-name="T321">Appendix B: Delivery Schedule<text:s/></text:span></text:p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<text:span text:style-name="T330">Dates <text:s/></text:span></text:p>
          </table:table-cell>
          <table:table-cell table:style-name="TableCell331">
            <text:p text:style-name="P332"><text:span text:style-name="T333">Duration<text:s/></text:span></text:p>
          </table:table-cell>
          <table:table-cell table:style-name="TableCell334">
            <text:p text:style-name="P335"><text:span text:style-name="T336">Phase<text:s/></text:span></text:p>
          </table:table-cell>
          <table:table-cell table:style-name="TableCell337">
            <text:p text:style-name="P338"><text:span text:style-name="T339">Tasks and Deliverables<text:s/></text:span></text:p>
          </table:table-cell>
        </table:table-row>
        <table:table-row table:style-name="TableRow340">
          <table:table-cell table:style-name="TableCell341">
            <text:p text:style-name="P342"><text:span text:style-name="T343">17/01/2022 –<text:s/></text:span></text:p>
            <text:p text:style-name="P344"><text:span text:style-name="T345">21/01/2022<text:s/></text:span></text:p>
          </table:table-cell>
          <table:table-cell table:style-name="TableCell346">
            <text:p text:style-name="P347"><text:span text:style-name="T348">1 Week<text:s/></text:span></text:p>
          </table:table-cell>
          <table:table-cell table:style-name="TableCell349">
            <text:p text:style-name="P350"><text:span text:style-name="T351">0<text:s/></text:span></text:p>
          </table:table-cell>
          <table:table-cell table:style-name="TableCell352">
            <text:p text:style-name="P353"><text:span text:style-name="T354">Preparation and contracting.<text:s/></text:span></text:p>
            <text:p text:style-name="P355"><text:span text:style-name="T356">Outcome:</text:span><text:span text:style-name="T357"><text:s/></text:span></text:p>
            <text:p text:style-name="P358"><text:span text:style-name="T359">Contract signed and 1</text:span><text:span text:style-name="T360">st</text:span><text:span text:style-name="T361"><text:s/>invoice raised.<text:s/></text:span></text:p>
          </table:table-cell>
        </table:table-row>
        <table:table-row table:style-name="TableRow362">
          <table:table-cell table:style-name="TableCell363">
            <text:p text:style-name="P364"><text:span text:style-name="T365">24/01/2022 –<text:s/></text:span></text:p>
            <text:p text:style-name="P366"><text:span text:style-name="T367">04/02/2022</text:span><text:span text:style-name="T368"><text:s/></text:span></text:p>
          </table:table-cell>
          <table:table-cell table:style-name="TableCell369">
            <text:p text:style-name="P370"><text:span text:style-name="T371">2 Weeks<text:s/></text:span></text:p>
          </table:table-cell>
          <table:table-cell table:style-name="TableCell372">
            <text:p text:style-name="P373"><text:span text:style-name="T374">1<text:s/></text:span></text:p>
          </table:table-cell>
          <table:table-cell table:style-name="TableCell375">
            <text:p text:style-name="P376"><text:span text:style-name="T377">Research and Analysis.<text:s/></text:span></text:p>
            <text:p text:style-name="P378"><text:span text:style-name="T379">Outcome:</text:span><text:span text:style-name="T380"><text:s/></text:span></text:p>
            <text:p text:style-name="P381"><text:span text:style-name="T382">Solution addressing all Client concerns, review with Client for feedback and approval.<text:s/></text:span></text:p>
          </table:table-cell>
        </table:table-row>
        <table:table-row table:style-name="TableRow383">
          <table:table-cell table:style-name="TableCell384">
            <text:p text:style-name="P385"><text:span text:style-name="T386">07/02/2022</text:span><text:span text:style-name="T387"><text:s/>–</text:span><text:span text:style-name="T388"><text:s/></text:span></text:p>
            <text:p text:style-name="P389"><text:span text:style-name="T390">18/02/2022<text:s/></text:span></text:p>
          </table:table-cell>
          <table:table-cell table:style-name="TableCell391">
            <text:p text:style-name="P392"><text:span text:style-name="T393">2 Weeks<text:s/></text:span></text:p>
          </table:table-cell>
          <table:table-cell table:style-name="TableCell394">
            <text:p text:style-name="P395"><text:span text:style-name="T396">2<text:s/></text:span></text:p>
          </table:table-cell>
          <table:table-cell table:style-name="TableCell397">
            <text:p text:style-name="P398"><text:span text:style-name="T399">Design the prototype<text:s/></text:span><text:span text:style-name="T400">Outcome:</text:span><text:span text:style-name="T401"><text:s/></text:span></text:p>
            <text:p text:style-name="P402"><text:span text:style-name="T403">3D representation of the product to be developed and<text:s/></text:span></text:p>
            <text:p text:style-name="P404"><text:span text:style-name="T405">2</text:span><text:span text:style-name="T406">nd</text:span><text:span text:style-name="T407"><text:s/>invoice raised.<text:s/></text:span></text:p>
          </table:table-cell>
        </table:table-row>
        <table:table-row table:style-name="TableRow408">
          <table:table-cell table:style-name="TableCell409">
            <text:p text:style-name="P410"><text:span text:style-name="T411">21/02/2022 –</text:span><text:span text:style-name="T412"><text:s/></text:span></text:p>
            <text:p text:style-name="P413"><text:span text:style-name="T414">04/03/2022<text:s/></text:span></text:p>
          </table:table-cell>
          <table:table-cell table:style-name="TableCell415">
            <text:p text:style-name="P416"><text:span text:style-name="T417">3 Weeks<text:s/></text:span></text:p>
          </table:table-cell>
          <table:table-cell table:style-name="TableCell418">
            <text:p text:style-name="P419"><text:span text:style-name="T420">3<text:s/></text:span></text:p>
          </table:table-cell>
          <table:table-cell table:style-name="TableCell421">
            <text:p text:style-name="P422"><text:span text:style-name="T423">POC Development<text:s/></text:span><text:span text:style-name="T424">Outcome:</text:span><text:span text:style-name="T425"><text:s/></text:span></text:p>
            <text:p text:style-name="P426"><text:span text:style-name="T427">3D Printed Smart Cap<text:s/></text:span></text:p>
            <text:p text:style-name="P428"><text:span text:style-name="T429">Mobile App<text:s/></text:span></text:p>
            <text:p text:style-name="P430"><text:span text:style-name="T431">Web Application<text:s/></text:span></text:p>
          </table:table-cell>
        </table:table-row>
        <table:table-row table:style-name="TableRow432">
          <table:table-cell table:style-name="TableCell433">
            <text:p text:style-name="P434"><text:span text:style-name="T435"><text:s/></text:span></text:p>
            <text:p text:style-name="P436"><text:span text:style-name="T437">07/03/2022 –</text:span><text:span text:style-name="T438"><text:s/></text:span></text:p>
            <text:p text:style-name="P439"><text:span text:style-name="T440">18/03/2022<text:s/></text:span></text:p>
          </table:table-cell>
          <table:table-cell table:style-name="TableCell441">
            <text:p text:style-name="P442"><text:span text:style-name="T443"><text:s/></text:span></text:p>
            <text:p text:style-name="P444"><text:span text:style-name="T445">2 Weeks<text:s/></text:span></text:p>
          </table:table-cell>
          <table:table-cell table:style-name="TableCell446">
            <text:p text:style-name="P447"><text:span text:style-name="T448"><text:s/></text:span></text:p>
            <text:p text:style-name="P449"><text:span text:style-name="T450">4<text:s/></text:span></text:p>
          </table:table-cell>
          <table:table-cell table:style-name="TableCell451">
            <text:p text:style-name="P452"><text:span text:style-name="T453">Testing and fixing based on Client feedback.<text:s/></text:span></text:p>
            <text:p text:style-name="P454"><text:span text:style-name="T455">Outcome:</text:span><text:span text:style-name="T456"><text:s/></text:span></text:p>
            <text:p text:style-name="P457"><text:span text:style-name="T458">Final product ready to be shipped to the Client and<text:s/></text:span></text:p>
            <text:p text:style-name="P459"><text:span text:style-name="T460">Final Invoice raised.<text:s/></text:span></text:p>
          </table:table-cell>
        </table:table-row>
      </table:table>
      <text:p text:style-name="P461"><text:span text:style-name="T462"><text:s/></text:span></text:p>
      <text:p text:style-name="P463"><text:span text:style-name="T46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1B1B1B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736in" text:min-label-width="0in" text:list-level-position-and-space-mode="label-alignment">
          <style:list-level-label-alignment text:label-followed-by="listtab" fo:margin-left="1.0736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736in" text:min-label-width="0in" text:list-level-position-and-space-mode="label-alignment">
          <style:list-level-label-alignment text:label-followed-by="listtab" fo:margin-left="1.5736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736in" text:min-label-width="0in" text:list-level-position-and-space-mode="label-alignment">
          <style:list-level-label-alignment text:label-followed-by="listtab" fo:margin-left="2.073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736in" text:min-label-width="0in" text:list-level-position-and-space-mode="label-alignment">
          <style:list-level-label-alignment text:label-followed-by="listtab" fo:margin-left="2.5736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736in" text:min-label-width="0in" text:list-level-position-and-space-mode="label-alignment">
          <style:list-level-label-alignment text:label-followed-by="listtab" fo:margin-left="3.0736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736in" text:min-label-width="0in" text:list-level-position-and-space-mode="label-alignment">
          <style:list-level-label-alignment text:label-followed-by="listtab" fo:margin-left="3.573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736in" text:min-label-width="0in" text:list-level-position-and-space-mode="label-alignment">
          <style:list-level-label-alignment text:label-followed-by="listtab" fo:margin-left="4.0736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736in" text:min-label-width="0in" text:list-level-position-and-space-mode="label-alignment">
          <style:list-level-label-alignment text:label-followed-by="listtab" fo:margin-left="4.5736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4638in" fo:margin-right="1.02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34in"/>
      </style:header-style>
      <style:footer-style>
        <style:header-footer-properties style:dynamic-spacing="true" fo:min-height="0.5736in"/>
      </style:footer-style>
    </style:page-layout>
    <style:style style:name="P2" style:parent-style-name="Normal" style:family="paragraph">
      <style:paragraph-properties fo:text-align="end" fo:margin-bottom="0in" fo:margin-right="-0.0694in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2"><draw:frame draw:z-index="251659264" draw:style-name="a0" draw:name="Picture 1" text:anchor-type="paragraph" svg:x="6.3257in" svg:y="10.16458in" svg:width="1.17667in" svg:height="0.33667in" style:rel-width="scale" style:rel-height="scale"><draw:image xlink:href="media/image1.png" xlink:type="simple" xlink:show="embed" xlink:actuate="onLoad"/><svg:title/><svg:desc/></draw:frame><text:span text:style-name="T3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icrosoft Word - Scope of Work and Delivery Plan for POC.docx</dc:title>
    <dc:subject/>
    <meta:initial-creator>BENEDICT BUSOLE</meta:initial-creator>
    <dc:creator>BENEDICT BUSOLE</dc:creator>
    <meta:creation-date>2022-01-20T17:44:00Z</meta:creation-date>
    <dc:date>2022-01-21T03:54:00Z</dc:date>
    <meta:template xlink:href="Normal.dotm" xlink:type="simple"/>
    <meta:editing-cycles>16</meta:editing-cycles>
    <meta:editing-duration>PT36660S</meta:editing-duration>
    <meta:document-statistic meta:page-count="4" meta:paragraph-count="8" meta:word-count="655" meta:character-count="4386" meta:row-count="31" meta:non-whitespace-character-count="3739"/>
  </office:meta>
</office:document-meta>
</file>